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0c7524"/>
    </style:style>
    <style:style style:name="P2" style:family="paragraph" style:parent-style-name="Preformatted_20_Text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l the datasets in this folder were constructed using the old approach of collecting the ambient temperature inside the chamber. </text:p>
      <text:p text:style-name="Preformatted_20_Text">The ambient temperature measurement was conducted using an external multiplexer device with small sensors connected to the inner chamber of the oven.</text:p>
      <text:p text:style-name="Preformatted_20_Text">Additionally, the datasets contain only some features that are used to train the latest version of Machine/Deep learning models. These features include charging_state,</text:p>
      <text:p text:style-name="Preformatted_20_Text">screen_state, cpu_usage and others, which were not part of these datasets.</text:p>
      <text:p text:style-name="Preformatted_20_Text"/>
      <text:p text:style-name="Preformatted_20_Text">A brief explanation of each dataset existing in this folder:</text:p>
      <text:p text:style-name="Preformatted_20_Text"/>
      <text:list xml:id="list3347285053" text:style-name="L2">
        <text:list-item>
          <text:p text:style-name="P2"><text:span text:style-name="T1">camera_50to20c_23_2.csv:</text:span> This dataset contains an experiment of mobile thermal state when the mobile recording video at 50C and 20C ambient temperature. The video quality ranges from 1080p up to 4k resolution.</text:p>
        </text:list-item>
      </text:list>
      <text:p text:style-name="Preformatted_20_Text"/>
      <text:list xml:id="list3039676490" text:style-name="L1">
        <text:list-item>
          <text:p text:style-name="P1"><text:span text:style-name="T1">cpu_loads_mix_amb_utf8.csv:</text:span> This dataset contains an experiment of mobile thermal state under different cpu_workloads from 10C-50C ambient temperature. At each ambient temperature level, three experiments on the cpu_workload ratio were conducted on the mobile, including <text:s/>100%, 75%, and 50%. However, keep in mind that the thermal management software system was activated, which throttles the CPU once the temperature of the CPU goes above a certain threshold.As a result, the CPU temperature didn't go up extremly high as we did in other experiments.<text:line-break/></text:p>
        </text:list-item>
        <text:list-item>
          <text:p text:style-name="P1"><text:span text:style-name="T1">exper_cpu_disp_chg.csv:</text:span> This dataset contains an experiment of mobile thermal state under different CPU_workloads at 23C ambient temperature. The aim of this experiment was to study the effect of the screen state (on/off) and charging state(plugg/unplugg) on the mobile internal thermal state during the cpu_workloads. The two experiments in the middle showcase the thermal state under CPU_workload experiment together with the screen is on, and the charging state is off and on, respectively. The thermal management system software was activated.<text:line-break/></text:p>
        </text:list-item>
        <text:list-item>
          <text:p text:style-name="P1"><text:span text:style-name="T1">extansive_dataset.csv: </text:span>This dataset contains an experiment of mobile thermal state under different cpu_workloads from 0C-50C ambient temperature. At each ambient temperature level, three experiments on the cpu_workload ratio were conducted on the mobile, including 50%, 100%, and 75% . Each workloads ratio were repeated three times, because the aim was to ensure that the mobile phone behaviours the same <text:s/>under a specific CPU_workloads ratio. The thermal management system software was activated.<text:line-break/></text:p>
        </text:list-item>
        <text:list-item>
          <text:p text:style-name="P1"><text:span text:style-name="T1">idle_10_35_50.csv:</text:span> This dataset contains only thermal data when the mobile is idle at 10C, 35C and 50C.</text:p>
          <text:p text:style-name="P1"/>
        </text:list-item>
        <text:list-item>
          <text:p text:style-name="P1"><text:span text:style-name="T1">mix_CPU_loads_withBreak.csv:</text:span> This dataset contains an experiment of mobile thermal state under different cpu_workloads from 0C-50C ambient temperature. At each ambient temperature level, three experiments on the cpu_workload ratio were conducted on the mobile, including <text:s/>100%, 75%, and 50%. However, keep in mind that the thermal management software system was activated, which throttles the CPU once the temperature of the CPU goes above a certain threshold.As a result, the CPU temperature didn't go up extremly high as we did in other experiments. The full details of this experiment is in mix_CPU_loads_withBreak.png image.<text:line-break/></text:p>
        </text:list-item>
        <text:list-item>
          <text:p text:style-name="P1"><text:span text:style-name="T1">verification.csv:</text:span> This dataset was used as a test dataset to evaluate the performance of the old versions of ML/DP models. </text:p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9T08:12:05.722736762</dc:date>
    <meta:editing-duration>PT2M29S</meta:editing-duration>
    <meta:editing-cycles>1</meta:editing-cycles>
    <meta:document-statistic meta:table-count="0" meta:image-count="0" meta:object-count="0" meta:page-count="2" meta:paragraph-count="13" meta:word-count="484" meta:character-count="3251" meta:non-whitespace-character-count="2778"/>
    <meta:generator>LibreOffice/6.4.7.2$Linux_X86_64 LibreOffice_project/40$Build-2</meta:generator>
  </office:meta>
</office:document-meta>
</file>